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122e9a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3524e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4df442" officeooo:paragraph-rsid="004df442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000000" fo:font-weight="bold" officeooo:rsid="0039312d" officeooo:paragraph-rsid="004bbb90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000000" fo:font-weight="bold" officeooo:rsid="00622d84" officeooo:paragraph-rsid="00622d84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4e7661" officeooo:paragraph-rsid="004e7661" style:font-weight-asian="normal" style:font-weight-complex="normal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4e7661" officeooo:paragraph-rsid="00559753" style:font-weight-asian="normal" style:font-weight-complex="normal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4e7661" officeooo:paragraph-rsid="0057114e" style:font-weight-asian="normal" style:font-weight-complex="normal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4e7661" officeooo:paragraph-rsid="005862d4" style:font-weight-asian="normal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585a0" officeooo:paragraph-rsid="00668c81" style:font-weight-asian="normal" style:font-weight-complex="normal"/>
    </style:style>
    <style:style style:name="P15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e1be1" officeooo:paragraph-rsid="006e1be1" style:font-weight-asian="normal" style:font-weight-complex="normal"/>
    </style:style>
    <style:style style:name="P16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1be51" officeooo:paragraph-rsid="00766a0e" style:font-weight-asian="normal" style:font-weight-complex="normal"/>
    </style:style>
    <style:style style:name="P17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a7adb" officeooo:paragraph-rsid="00766a0e" style:font-weight-asian="normal" style:font-weight-complex="normal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bb10b" officeooo:paragraph-rsid="005bb10b" style:font-weight-asian="normal" style:font-weight-complex="normal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d1234" officeooo:paragraph-rsid="005d1234" style:font-weight-asian="normal" style:font-weight-complex="normal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eb2b3" officeooo:paragraph-rsid="005eb2b3" style:font-weight-asian="normal" style:font-weight-complex="normal"/>
    </style:style>
    <style:style style:name="P21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22d84" officeooo:paragraph-rsid="00622d84" style:font-weight-asian="normal" style:font-weight-complex="normal"/>
    </style:style>
    <style:style style:name="P22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2fea6" officeooo:paragraph-rsid="0062fea6" style:font-weight-asian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fo:font-weight="normal" officeooo:rsid="0062fea6" officeooo:paragraph-rsid="0062fea6" style:font-weight-asian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fo:font-weight="normal" officeooo:rsid="006585a0" officeooo:paragraph-rsid="006585a0" style:font-weight-asian="normal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fo:font-weight="normal" officeooo:rsid="006585a0" officeooo:paragraph-rsid="006f64ce" style:font-weight-asian="normal" style:font-weight-complex="normal"/>
    </style:style>
    <style:style style:name="P26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7c83a" officeooo:paragraph-rsid="0067c83a" style:font-weight-asian="normal" style:font-weight-complex="normal"/>
    </style:style>
    <style:style style:name="P27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80e79" officeooo:paragraph-rsid="0070a767" style:font-weight-asian="normal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a09ca" officeooo:paragraph-rsid="006a09ca" style:font-weight-asian="normal" style:font-weight-complex="normal"/>
    </style:style>
    <style:style style:name="P29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d5bbe" officeooo:paragraph-rsid="006d5bbe" style:font-weight-asian="normal" style:font-weight-complex="normal"/>
    </style:style>
    <style:style style:name="P30" style:family="paragraph" style:parent-style-name="Standard" style:list-style-name="L4">
      <style:paragraph-properties fo:line-height="115%" fo:text-align="start" style:justify-single-word="false"/>
      <style:text-properties fo:color="#000000" fo:font-weight="normal" officeooo:rsid="006e1be1" officeooo:paragraph-rsid="006e1be1" style:font-weight-asian="normal" style:font-weight-complex="normal"/>
    </style:style>
    <style:style style:name="P31" style:family="paragraph" style:parent-style-name="Standard" style:list-style-name="L4">
      <style:paragraph-properties fo:line-height="115%" fo:text-align="start" style:justify-single-word="false"/>
      <style:text-properties fo:color="#000000" fo:font-weight="normal" officeooo:rsid="00766a0e" officeooo:paragraph-rsid="00766a0e" style:font-weight-asian="normal" style:font-weight-complex="normal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none" fo:font-weight="normal" officeooo:rsid="004e7661" officeooo:paragraph-rsid="0060ad2a" style:font-weight-asian="normal" style:font-weight-complex="normal"/>
    </style:style>
    <style:style style:name="P33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none" fo:font-weight="normal" officeooo:rsid="00677ab0" officeooo:paragraph-rsid="00766a0e" style:font-weight-asian="normal" style:font-weight-complex="normal"/>
    </style:style>
    <style:style style:name="P34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none" fo:font-weight="normal" officeooo:rsid="00837188" officeooo:paragraph-rsid="00766a0e" style:font-weight-asian="normal" style:font-weight-complex="normal"/>
    </style:style>
    <style:style style:name="P35" style:family="paragraph" style:parent-style-name="Standard" style:list-style-name="L4">
      <style:paragraph-properties fo:line-height="115%" fo:text-align="start" style:justify-single-word="false"/>
      <style:text-properties fo:color="#000000" style:text-underline-style="none" fo:font-weight="normal" officeooo:rsid="007879ca" officeooo:paragraph-rsid="00766a0e" style:font-weight-asian="normal" style:font-weight-complex="normal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officeooo:paragraph-rsid="0060ad2a"/>
    </style:style>
    <style:style style:name="P37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38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e5b7" officeooo:paragraph-rsid="0012e5b7" style:font-weight-asian="bold" style:font-weight-complex="bold"/>
    </style:style>
    <style:style style:name="P39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bold" officeooo:rsid="002e52a6" officeooo:paragraph-rsid="002e52a6" style:font-weight-asian="bold" style:font-weight-complex="bold"/>
    </style:style>
    <style:style style:name="P40" style:family="paragraph" style:parent-style-name="Standard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80206d" officeooo:paragraph-rsid="007a453e" style:font-weight-asian="normal" style:font-weight-complex="normal"/>
    </style:style>
    <style:style style:name="P41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42" style:family="paragraph" style:parent-style-name="Standard">
      <style:paragraph-properties fo:margin-top="0.499cm" fo:margin-bottom="0.25cm" loext:contextual-spacing="false" fo:text-align="start" style:justify-single-word="false" fo:break-before="page" style:writing-mode="page"/>
      <style:text-properties fo:color="#ff00cc" fo:font-weight="bold" officeooo:rsid="0012e5b7" officeooo:paragraph-rsid="0012e5b7" style:font-weight-asian="bold" style:font-weight-complex="bold"/>
    </style:style>
    <style:style style:name="P43" style:family="paragraph" style:parent-style-name="Standard" style:list-style-name="L6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5957f" officeooo:paragraph-rsid="007a453e" style:font-weight-asian="normal" style:font-weight-complex="normal"/>
    </style:style>
    <style:style style:name="P44" style:family="paragraph" style:parent-style-name="Standard" style:list-style-name="L6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6eae5" officeooo:paragraph-rsid="007a453e" style:font-weight-asian="normal" style:font-weight-complex="normal"/>
    </style:style>
    <style:style style:name="P45" style:family="paragraph" style:parent-style-name="Standard" style:list-style-name="L6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c52bc2" officeooo:paragraph-rsid="007a453e" style:font-weight-asian="normal" style:font-weight-complex="normal"/>
    </style:style>
    <style:style style:name="P46" style:family="paragraph" style:parent-style-name="Standard" style:list-style-name="L6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6449fd" officeooo:paragraph-rsid="007a453e" style:font-weight-asian="normal" style:font-weight-complex="normal"/>
    </style:style>
    <style:style style:name="P47" style:family="paragraph" style:parent-style-name="Standard" style:list-style-name="L6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805b1c" officeooo:paragraph-rsid="007a453e" style:font-weight-asian="normal" style:font-weight-complex="normal"/>
    </style:style>
    <style:style style:name="P48" style:family="paragraph" style:parent-style-name="Standard" style:list-style-name="L7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c9081" officeooo:paragraph-rsid="007a453e" style:font-weight-asian="normal" style:font-weight-complex="normal"/>
    </style:style>
    <style:style style:name="P49" style:family="paragraph" style:parent-style-name="Standard" style:list-style-name="L7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33fd" officeooo:paragraph-rsid="007a453e" style:font-weight-asian="normal" style:font-weight-complex="normal"/>
    </style:style>
    <style:style style:name="P50" style:family="paragraph" style:parent-style-name="Standard" style:list-style-name="L7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e51b" officeooo:paragraph-rsid="007a453e" style:font-weight-asian="normal" style:font-weight-complex="normal"/>
    </style:style>
    <style:style style:name="P51" style:family="paragraph" style:parent-style-name="Standard" style:list-style-name="L8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7a73ea" officeooo:paragraph-rsid="007a73ea" style:font-weight-asian="normal" style:font-weight-complex="normal"/>
    </style:style>
    <style:style style:name="P52" style:family="paragraph" style:parent-style-name="Standard" style:list-style-name="L8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7adba9" officeooo:paragraph-rsid="007adba9" style:font-weight-asian="normal" style:font-weight-complex="normal"/>
    </style:style>
    <style:style style:name="P53" style:family="paragraph" style:parent-style-name="Standard" style:list-style-name="L10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7bffd7" officeooo:paragraph-rsid="007bffd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aa33fd" officeooo:paragraph-rsid="007a453e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15%" fo:text-align="start" style:justify-single-word="false" fo:break-before="page" style:writing-mode="page"/>
      <style:text-properties fo:color="#000000" style:text-underline-style="solid" style:text-underline-width="auto" style:text-underline-color="font-color" fo:font-weight="normal" officeooo:rsid="00aa33fd" officeooo:paragraph-rsid="007a453e" style:font-weight-asian="normal" style:font-weight-complex="normal"/>
    </style:style>
    <style:style style:name="P56" style:family="paragraph" style:parent-style-name="Standard">
      <style:paragraph-properties fo:margin-top="0.4cm" fo:margin-bottom="0cm" loext:contextual-spacing="false" fo:line-height="115%" fo:text-align="start" style:justify-single-word="false" style:writing-mode="page"/>
      <style:text-properties fo:color="#000000" fo:font-weight="bold" officeooo:rsid="0072c4d9" officeooo:paragraph-rsid="004bbb90" style:font-weight-asian="bold" style:font-weight-complex="bold"/>
    </style:style>
    <style:style style:name="P57" style:family="paragraph" style:parent-style-name="Standard">
      <style:paragraph-properties fo:margin-top="0.6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4bbb90" style:font-weight-asian="bold" style:font-weight-complex="bold"/>
    </style:style>
    <style:style style:name="P58" style:family="paragraph" style:parent-style-name="Standard">
      <style:paragraph-properties fo:margin-top="0.7cm" fo:margin-bottom="0.101cm" loext:contextual-spacing="false" fo:line-height="115%" fo:text-align="start" style:justify-single-word="false" style:writing-mode="page"/>
      <style:text-properties fo:color="#000000" fo:font-weight="bold" officeooo:rsid="0072c4d9" officeooo:paragraph-rsid="004bbb90" style:font-weight-asian="bold" style:font-weight-complex="bold"/>
    </style:style>
    <style:style style:name="P59" style:family="paragraph" style:parent-style-name="Standard">
      <style:paragraph-properties fo:margin-top="0.199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7a73ea" officeooo:paragraph-rsid="007a73ea" style:font-weight-asian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line-height="100%" style:writing-mode="page"/>
      <style:text-properties fo:color="#000000" fo:font-weight="normal" officeooo:rsid="00252cc1" officeooo:paragraph-rsid="00622d84" style:font-weight-asian="normal" style:font-weight-complex="normal"/>
    </style:style>
    <style:style style:name="P61" style:family="paragraph" style:parent-style-name="Standard">
      <style:paragraph-properties fo:margin-top="0.101cm" fo:margin-bottom="0.101cm" loext:contextual-spacing="false" fo:line-height="100%" style:writing-mode="page"/>
      <style:text-properties fo:color="#000000" fo:font-weight="normal" officeooo:rsid="00252cc1" officeooo:paragraph-rsid="007f8f17" style:font-weight-asian="normal" style:font-weight-complex="normal"/>
    </style:style>
    <style:style style:name="P62" style:family="paragraph" style:parent-style-name="Standard">
      <style:paragraph-properties fo:margin-top="0.101cm" fo:margin-bottom="0.101cm" loext:contextual-spacing="false" fo:line-height="100%" style:writing-mode="page"/>
      <style:text-properties fo:color="#000000" fo:font-weight="normal" officeooo:rsid="00252cc1" officeooo:paragraph-rsid="00806d9a" style:font-weight-asian="normal" style:font-weight-complex="normal"/>
    </style:style>
    <style:style style:name="P63" style:family="paragraph" style:parent-style-name="Standard" style:list-style-name="L4">
      <style:paragraph-properties fo:margin-top="0cm" fo:margin-bottom="0.15cm" loext:contextual-spacing="false" fo:line-height="115%" fo:text-align="start" style:justify-single-word="false" style:writing-mode="page"/>
      <style:text-properties fo:color="#000000" fo:font-weight="normal" officeooo:rsid="00744f8b" officeooo:paragraph-rsid="00744f8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f9b0" style:font-weight-asian="normal" style:font-weight-complex="normal"/>
    </style:style>
    <style:style style:name="T5" style:family="text">
      <style:text-properties fo:font-weight="normal" officeooo:rsid="003706ca" style:font-weight-asian="normal" style:font-weight-complex="normal"/>
    </style:style>
    <style:style style:name="T6" style:family="text">
      <style:text-properties fo:font-weight="normal" officeooo:rsid="004f582e" style:font-weight-asian="normal" style:font-weight-complex="normal"/>
    </style:style>
    <style:style style:name="T7" style:family="text">
      <style:text-properties fo:font-weight="normal" officeooo:rsid="00501e00" style:font-weight-asian="normal" style:font-weight-complex="normal"/>
    </style:style>
    <style:style style:name="T8" style:family="text">
      <style:text-properties fo:font-weight="normal" officeooo:rsid="00516311" style:font-weight-asian="normal" style:font-weight-complex="normal"/>
    </style:style>
    <style:style style:name="T9" style:family="text">
      <style:text-properties fo:font-weight="normal" officeooo:rsid="0052987c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d9da5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f40f6" style:font-weight-asian="normal" style:font-weight-complex="normal"/>
    </style:style>
    <style:style style:name="T14" style:family="text">
      <style:text-properties style:text-underline-style="none" officeooo:rsid="00554e09"/>
    </style:style>
    <style:style style:name="T15" style:family="text">
      <style:text-properties style:text-underline-style="none" officeooo:rsid="00559753"/>
    </style:style>
    <style:style style:name="T16" style:family="text">
      <style:text-properties style:text-underline-style="none" officeooo:rsid="0056dc16"/>
    </style:style>
    <style:style style:name="T17" style:family="text">
      <style:text-properties style:text-underline-style="none" officeooo:rsid="0057114e"/>
    </style:style>
    <style:style style:name="T18" style:family="text">
      <style:text-properties style:text-underline-style="none" officeooo:rsid="005862d4"/>
    </style:style>
    <style:style style:name="T19" style:family="text">
      <style:text-properties officeooo:rsid="004806a8"/>
    </style:style>
    <style:style style:name="T20" style:family="text">
      <style:text-properties officeooo:rsid="004df442"/>
    </style:style>
    <style:style style:name="T21" style:family="text">
      <style:text-properties officeooo:rsid="00225191"/>
    </style:style>
    <style:style style:name="T22" style:family="text">
      <style:text-properties fo:color="#000000" style:text-underline-style="none" fo:font-weight="normal" officeooo:rsid="005d1234" style:font-weight-asian="normal" style:font-weight-complex="normal"/>
    </style:style>
    <style:style style:name="T23" style:family="text">
      <style:text-properties fo:color="#000000" style:text-underline-style="none" fo:font-weight="normal" officeooo:rsid="0060ad2a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59ae7f"/>
    </style:style>
    <style:style style:name="T26" style:family="text">
      <style:text-properties officeooo:rsid="005d1234"/>
    </style:style>
    <style:style style:name="T27" style:family="text">
      <style:text-properties officeooo:rsid="005eb2b3"/>
    </style:style>
    <style:style style:name="T28" style:family="text">
      <style:text-properties officeooo:rsid="004afa1e"/>
    </style:style>
    <style:style style:name="T29" style:family="text">
      <style:text-properties officeooo:rsid="00482602"/>
    </style:style>
    <style:style style:name="T30" style:family="text">
      <style:text-properties officeooo:rsid="00668c81"/>
    </style:style>
    <style:style style:name="T31" style:family="text">
      <style:text-properties officeooo:rsid="006aba9c"/>
    </style:style>
    <style:style style:name="T32" style:family="text">
      <style:text-properties officeooo:rsid="006f64ce"/>
    </style:style>
    <style:style style:name="T33" style:family="text">
      <style:text-properties officeooo:rsid="007075db"/>
    </style:style>
    <style:style style:name="T34" style:family="text">
      <style:text-properties officeooo:rsid="0070a767"/>
    </style:style>
    <style:style style:name="T35" style:family="text">
      <style:text-properties officeooo:rsid="00744f8b"/>
    </style:style>
    <style:style style:name="T36" style:family="text">
      <style:text-properties officeooo:rsid="00760796"/>
    </style:style>
    <style:style style:name="T37" style:family="text">
      <style:text-properties officeooo:rsid="0079d36d"/>
    </style:style>
    <style:style style:name="T38" style:family="text">
      <style:text-properties officeooo:rsid="00c6eae5"/>
    </style:style>
    <style:style style:name="T39" style:family="text">
      <style:text-properties officeooo:rsid="00805b1c"/>
    </style:style>
    <style:style style:name="T40" style:family="text">
      <style:text-properties officeooo:rsid="007d2515"/>
    </style:style>
    <style:style style:name="T41" style:family="text">
      <style:text-properties officeooo:rsid="007dcaa0"/>
    </style:style>
    <style:style style:name="T42" style:family="text">
      <style:text-properties officeooo:rsid="00ae63b7"/>
    </style:style>
    <style:style style:name="T43" style:family="text">
      <style:text-properties officeooo:rsid="007f8f17"/>
    </style:style>
    <style:style style:name="T44" style:family="text">
      <style:text-properties officeooo:rsid="00806d9a"/>
    </style:style>
    <style:style style:name="T45" style:family="text">
      <style:text-properties officeooo:rsid="0081580b"/>
    </style:style>
    <style:style style:name="T46" style:family="text">
      <style:text-properties officeooo:rsid="0082445f"/>
    </style:style>
    <style:style style:name="T47" style:family="text">
      <style:text-properties officeooo:rsid="00843e51"/>
    </style:style>
    <style:style style:name="T48" style:family="text">
      <style:text-properties officeooo:rsid="0085d3ea"/>
    </style:style>
    <style:style style:name="T49" style:family="text">
      <style:text-properties officeooo:rsid="0087cfff"/>
    </style:style>
    <style:style style:name="T50" style:family="text">
      <style:text-properties officeooo:rsid="00895fb2"/>
    </style:style>
    <style:style style:name="T51" style:family="text">
      <style:text-properties officeooo:rsid="008b21c9"/>
    </style:style>
    <style:style style:name="T52" style:family="text">
      <style:text-properties officeooo:rsid="008bf7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16</text:span>. <text:span text:style-name="T19">KRYSAŘ</text:span></text:p>
      <text:p text:style-name="P7">Viktor Dyk</text:p>
      <text:p text:style-name="P2"><text:span text:style-name="T2">ROZBOR DÍLA</text:span><text:span text:style-name="T1">:</text:span></text:p>
      <text:list xml:id="list5337922133676192671" text:style-name="L1">
        <text:list-item>
          <text:p text:style-name="P3"><text:span text:style-name="T1">téma:</text:span> <text:span text:style-name="T25">příběh krysaře, který přišel očistit město od krys, základní lidské hodnoty, přestože <text:tab/>krysařem všichni opovrhují a mají předsudky vůči němu, tak i on je schopen milovat, <text:tab/>láska a pomsta, kritika záporných lidských vlastností</text:span></text:p>
        </text:list-item>
        <text:list-item>
          <text:p text:style-name="P4">motiv: <text:span text:style-name="T4">z výňatku</text:span></text:p>
        </text:list-item>
        <text:list-item>
          <text:p text:style-name="P4">časoprostor:<text:span text:style-name="T3"> </text:span><text:span text:style-name="T9">neurčitá doba, německé město Hameln, kopec Koppel</text:span></text:p>
        </text:list-item>
        <text:list-item>
          <text:p text:style-name="P4">kompoziční výstavba:<text:span text:style-name="T3"> </text:span><text:span text:style-name="T7">psáno chronologicky, členěno na kapitoly</text:span></text:p>
        </text:list-item>
        <text:list-item>
          <text:p text:style-name="P4">literární druh:<text:span text:style-name="T3"> </text:span><text:span text:style-name="T8">epika</text:span></text:p>
        </text:list-item>
        <text:list-item>
          <text:p text:style-name="P37">literární žánr:<text:span text:style-name="T3"> </text:span><text:span text:style-name="T8">novela</text:span></text:p>
        </text:list-item>
        <text:list-item>
          <text:p text:style-name="P5">postavy: </text:p>
          <text:list>
            <text:list-item>
              <text:p text:style-name="P11">Krysař<text:span text:style-name="T10"> –</text:span><text:span text:style-name="T14"> tajemný osamělý cizinec, poutník, nemá jméno, </text:span><text:span text:style-name="T15">podivný, pesimistický, </text:span><text:span text:style-name="T14"><text:s/><text:tab/> <text:s/><text:tab/> <text:s text:c="2"/>má svou píšťalu, vyhání krysy, vyvržený ze společnosti, </text:span><text:span text:style-name="T15">miluje </text:span><text:span text:style-name="T10">Ágnes</text:span></text:p>
            </text:list-item>
            <text:list-item>
              <text:p text:style-name="P10">Ágnes<text:span text:style-name="T10"> –</text:span><text:span text:style-name="T16"> krásná, mladá dívka, milenka Krysaře i Dlouhého Kristiána, miluje Krysaře, <text:tab/> <text:tab/> <text:s/>zaslíbená Kristiánovi, čeká s ním dítě, zoufalá, páchá sebevraždu</text:span></text:p>
            </text:list-item>
            <text:list-item>
              <text:p text:style-name="P12">Dlouhý Kristián<text:span text:style-name="T10"> –</text:span><text:span text:style-name="T16"> milenec </text:span><text:span text:style-name="T10">Ágnes, </text:span><text:span text:style-name="T16">bohatý,</text:span><text:span text:style-name="T10"> </text:span><text:span text:style-name="T16">majetnický, žárlivý, </text:span><text:span text:style-name="T17">netuší o vztahu <text:line-break/><text:tab/><text:tab/> <text:s text:c="4"/></text:span><text:span text:style-name="T10">Ágnes </text:span><text:span text:style-name="T17">a krysaře</text:span></text:p>
            </text:list-item>
            <text:list-item>
              <text:p text:style-name="P13">Sepp J<text:span text:style-name="T21">ö</text:span>rgen<text:span text:style-name="T10"> –</text:span><text:span text:style-name="T17"> </text:span><text:span text:style-name="T18">mladý rybář, urostlý, pohledný, osamocený, hodný, chudý, vše chápe <text:tab/><text:tab/><text:tab/>o hodně později, vyvržený společností, jako jediný přežije vábení <text:tab/><text:tab/><text:tab/><text:tab/>krysařovy píšťaly, nářek dítěte je pro něj důležitější</text:span></text:p>
            </text:list-item>
          </text:list>
        </text:list-item>
        <text:list-item>
          <text:p text:style-name="P39"><text:span text:style-name="T11">v</text:span><text:span text:style-name="T10">yprávěcí způsoby:</text:span><text:span text:style-name="T12"> </text:span><text:span text:style-name="T13">er-forma</text:span></text:p>
        </text:list-item>
        <text:list-item>
          <text:p text:style-name="P38">typy promluv:<text:span text:style-name="T3"> </text:span><text:span text:style-name="T6">vnitřní monology (pocity postav), dialogy, přímá i nepřímá řeč</text:span></text:p>
          <text:p text:style-name="P6"><text:s/>jazykové prostředky:<text:span text:style-name="T3"> </text:span></text:p>
          <text:list>
            <text:list-item>
              <text:p text:style-name="P18">spisovná čeština, básnický jazyk</text:p>
            </text:list-item>
            <text:list-item>
              <text:p text:style-name="P18">krátké věty, <text:span text:style-name="T27">krátké odstavce</text:span></text:p>
            </text:list-item>
            <text:list-item>
              <text:p text:style-name="P20">personifikace, řečnické otázky, archaismy, knižní výrazy, přechodníky</text:p>
            </text:list-item>
            <text:list-item>
              <text:p text:style-name="P20">opakování slovních vět nebo spojení (ve vypjatých okamžicích), převrácený slovosled</text:p>
            </text:list-item>
            <text:list-item>
              <text:p text:style-name="P18">symboly</text:p>
              <text:list>
                <text:list-item>
                  <text:p text:style-name="P19">píšťala – symbol moci</text:p>
                </text:list-item>
                <text:list-item>
                  <text:p text:style-name="P19">krysy – společenská špína</text:p>
                </text:list-item>
                <text:list-item>
                  <text:p text:style-name="P19">sedmihradské království – splněné sny</text:p>
                </text:list-item>
                <text:list-item>
                  <text:p text:style-name="P32">Sepp J<text:span text:style-name="T21">ö</text:span>rgen –<text:span text:style-name="T26"> symbol čisté duše – dá přednost dítěti</text:span></text:p>
                </text:list-item>
              </text:list>
            </text:list-item>
            <text:list-item>
              <text:p text:style-name="P36"><text:span text:style-name="T22">stří</text:span><text:span text:style-name="T23">dání vyprávěcího, popisného, charakterizačního i úvahového stylu</text:span></text:p>
            </text:list-item>
          </text:list>
        </text:list-item>
        <text:list-item>
          <text:p text:style-name="P5">tropy a figury: <text:span text:style-name="T5">ve výňatku</text:span></text:p>
        </text:list-item>
      </text:list>
      <text:p text:style-name="P41"/>
      <text:p text:style-name="P42">AUTOR:</text:p>
      <text:p text:style-name="P9">Viktor Dyk</text:p>
      <text:list xml:id="list6687979243669958516" text:style-name="L2">
        <text:list-item>
          <text:p text:style-name="P21">1877-1931</text:p>
        </text:list-item>
        <text:list-item>
          <text:p text:style-name="P21">básník, prozaik, dramatik, publicista, literární kritik, překladatel z francouzštiny a němčiny</text:p>
        </text:list-item>
        <text:list-item>
          <text:p text:style-name="P21">příslušník anarchistických buřičů</text:p>
        </text:list-item>
        <text:list-item>
          <text:p text:style-name="P28"><text:span text:style-name="T32">řídil</text:span> časopis Lumír, <text:span text:style-name="T32">psal do</text:span> Lidov<text:span text:style-name="T32">ých</text:span> novin, Národní<text:span text:style-name="T32">ch</text:span> list<text:span text:style-name="T32">ů</text:span></text:p>
        </text:list-item>
        <text:list-item>
          <text:p text:style-name="P28"><text:span text:style-name="T31">zapojil se do domácího odboje, </text:span>byl zatčen a vězněn</text:p>
        </text:list-item>
        <text:list-item>
          <text:p text:style-name="P28">překládal francouzské prokleté básníky</text:p>
        </text:list-item>
        <text:list-item>
          <text:p text:style-name="P22">zemřel při koupání v Chorvatsku na zástavu srdce</text:p>
        </text:list-item>
        <text:list-item>
          <text:p text:style-name="P22">dílo Krysař: inspirace v německé pověsti ze 13. století</text:p>
        </text:list-item>
      </text:list>
      <text:p text:style-name="P23"><text:tab/><text:tab/> <text:s text:c="8"/><text:span text:style-name="T37">Realistická kniha s prvky romantismu, symbolismu a dekadence.</text:span></text:p>
      <text:p text:style-name="P8">Další díla:</text:p>
      <text:list xml:id="list703165335537465967" text:style-name="L3">
        <text:list-item>
          <text:p text:style-name="P26">Milá sedmi loupežníků – <text:span text:style-name="T33">balada (poezie)</text:span></text:p>
        </text:list-item>
        <text:list-item>
          <text:p text:style-name="P26">Zmoudření Dona Quijota – drama</text:p>
        </text:list-item>
        <text:list-item>
          <text:p text:style-name="P27">Válečná tetralogie: Lehké a těžké kroky, Anebo, Okno, Poslední rok –<text:span text:style-name="T34"> básnické sbírky</text:span></text:p>
        </text:list-item>
        <text:list-item>
          <text:p text:style-name="P29">Soumrak u moře – báseň (předpověděl svou smrt)</text:p>
        </text:list-item>
      </text:list>
      <text:p text:style-name="P58">Literárně-historický kontext</text:p>
      <text:p text:style-name="P24">Přelom 19. a 20. století. </text:p>
      <text:p text:style-name="P14">Anarchističtí buřiči:</text:p>
      <text:p text:style-name="P25"><text:span text:style-name="T30">Bouří se proti systému, válce. Nejsou spokojeni se společností. Touží po změně. V jejich tvorbě vliv různých směrů: anarchismus (odmítání poslouchat zákony), antimilitarismus (proti válce), <text:line-break/>civilismus (oslava moderní techniky, civilizace), vitalismus (oslava radosti, užívání si života). </text:span></text:p>
      <text:p text:style-name="P25"><text:span text:style-name="T30">Psali angažovanou poezii (chce zapůsobit na čtenáře a vybudit ho k politické aktivitě)</text:span></text:p>
      <text:p text:style-name="P56">Umělecké směry období</text:p>
      <text:p text:style-name="P40">Realismus</text:p>
      <text:list xml:id="list8451124280444234089" text:style-name="L6">
        <text:list-item>
          <text:p text:style-name="P44">pravdivý obraz skutečnosti, <text:span text:style-name="T39">nezkreslená realita</text:span></text:p>
        </text:list-item>
        <text:list-item>
          <text:p text:style-name="P44">většinou se odehrává v přítomnosti, ve <text:span text:style-name="T40">městě</text:span></text:p>
        </text:list-item>
        <text:list-item>
          <text:p text:style-name="P44">kritika společnosti, <text:span text:style-name="T41">nedostatků</text:span></text:p>
        </text:list-item>
        <text:list-item>
          <text:p text:style-name="P45">autor nezúčastněným pozorovatelem děje, nevstupuje</text:p>
        </text:list-item>
        <text:list-item>
          <text:p text:style-name="P46">rozvoj techniky a průmyslu, důvěra v rozum a vědu</text:p>
        </text:list-item>
        <text:list-item>
          <text:p text:style-name="P45">hrdina je běžným zástupcem nějaké společenské vrstvy, průměrný, vyvíjí se, <text:span text:style-name="T41">typizace hrdiny</text:span></text:p>
        </text:list-item>
        <text:list-item>
          <text:p text:style-name="P47">často autobiografické prožitky hrůz válečných bojišť</text:p>
        </text:list-item>
        <text:list-item>
          <text:p text:style-name="P47">zachycení psychických proměn hrdinů, vlastenecké prvky, sílící nenávist k válce</text:p>
        </text:list-item>
        <text:list-item>
          <text:p text:style-name="P43">žánry: román, <text:span text:style-name="T38">románový cyklus, novely, povídky</text:span></text:p>
        </text:list-item>
      </text:list>
      <text:p text:style-name="P54"/>
      <text:p text:style-name="P55">Romantismus</text:p>
      <text:list xml:id="list2916400200980345020" text:style-name="L7">
        <text:list-item>
          <text:p text:style-name="P49">cit převládá nad rozumem</text:p>
        </text:list-item>
        <text:list-item>
          <text:p text:style-name="P49">obdivuje minulost (únik před současností), hlavně středověk, rytířství, gotika</text:p>
        </text:list-item>
        <text:list-item>
          <text:p text:style-name="P49">klade důraz na národ a jeho svobodu</text:p>
        </text:list-item>
        <text:list-item>
          <text:p text:style-name="P49">miluje tajemnost, zvláštnost, kontrasty</text:p>
        </text:list-item>
        <text:list-item>
          <text:p text:style-name="P50">hrdina většinou splývá s autorem (má stejné pocity a názory), většinou mladý muž, osamělý, nikdo mu nerozumí, je pro něj důležitá láska (většinou nešťastná), pohrdá společenskými konvencemi (manželství), často zloděj či jiný zločinec</text:p>
        </text:list-item>
        <text:list-item>
          <text:p text:style-name="P50">tajemné a hrůzné situace a místa (les, hřbitov, noční jezero)</text:p>
        </text:list-item>
        <text:list-item>
          <text:p text:style-name="P48">romantický životní pocit = nadaný člověk nemůže kvůli penězům uskutečnit své plány, cítí se nepochopený, v<text:span text:style-name="T42">y</text:span>řazený ze společnosti</text:p>
        </text:list-item>
      </text:list>
      <text:p text:style-name="P59">Symbolismus</text:p>
      <text:list xml:id="list9061077753823453446" text:style-name="L8">
        <text:list-item>
          <text:p text:style-name="P51">básníci se vyjadřují náznakem, zkratkou, symbolem</text:p>
        </text:list-item>
        <text:list-item>
          <text:p text:style-name="P51">cílem je, aby si čtenář domýšlel význam, udělal vlastní představu</text:p>
        </text:list-item>
        <text:list-item>
          <text:p text:style-name="P52">představy se vyjadřují nepřímo (metaforou)</text:p>
        </text:list-item>
        <text:list-item>
          <text:p text:style-name="P52">typickým prvkem byl volný verš (nemá stejný počet slabik), hudebnost verše</text:p>
        </text:list-item>
      </text:list>
      <text:p text:style-name="P59">Dekadence</text:p>
      <text:list xml:id="list6393236691757049009" text:style-name="L10">
        <text:list-item>
          <text:p text:style-name="P53">= úpadek</text:p>
        </text:list-item>
        <text:list-item>
          <text:p text:style-name="P53">pesimismus, smutek, zoufalství, smrt, odpor, znechucení, násilí, zlo, ošklivost</text:p>
        </text:list-item>
      </text:list>
      <text:p text:style-name="P57">Současníci:</text:p>
      <text:list xml:id="list3876388240636042415" text:style-name="L4">
        <text:list-item>
          <text:p text:style-name="P15">anarchističtí buřiči:</text:p>
          <text:list>
            <text:list-item>
              <text:p text:style-name="P30">Stanislav Kostka Neumann –<text:span text:style-name="T36"> Kniha lesů, vod a strání</text:span></text:p>
            </text:list-item>
            <text:list-item>
              <text:p text:style-name="P30">Fráňa Šrámek –<text:span text:style-name="T36"> Stříbrný vítr</text:span></text:p>
            </text:list-item>
            <text:list-item>
              <text:p text:style-name="P30">Karel Toman –<text:span text:style-name="T36"> Torzo života</text:span></text:p>
            </text:list-item>
            <text:list-item>
              <text:p text:style-name="P30">František Gellner –<text:span text:style-name="T35"> Po nás ať přijde potopa</text:span></text:p>
            </text:list-item>
            <text:list-item>
              <text:p text:style-name="P63">Petr Bezruč – Slezské písně</text:p>
            </text:list-item>
          </text:list>
        </text:list-item>
        <text:list-item>
          <text:p text:style-name="P31"><text:span text:style-name="T24">U nás</text:span><text:span text:style-name="T10">:</text:span> Karel Čapek – Bílá nemoc</text:p>
        </text:list-item>
        <text:list-item>
          <text:p text:style-name="P16">USA</text:p>
          <text:list>
            <text:list-item>
              <text:p text:style-name="P34">John Steinbeck – O myších a lidech</text:p>
            </text:list-item>
            <text:list-item>
              <text:p text:style-name="P34">Ernest Hemingay – Stařec a moře</text:p>
            </text:list-item>
          </text:list>
        </text:list-item>
        <text:list-item>
          <text:p text:style-name="P17">Německo</text:p>
          <text:list>
            <text:list-item>
              <text:p text:style-name="P34">Erich Maria Remarque – Na západní frontě klid</text:p>
            </text:list-item>
          </text:list>
        </text:list-item>
        <text:list-item>
          <text:p text:style-name="P16">Francie</text:p>
          <text:list>
            <text:list-item>
              <text:p text:style-name="P35">Antoine de Saint-Exupéry – Malý princ</text:p>
            </text:list-item>
            <text:list-item>
              <text:p text:style-name="P33">Romain Rolland – Petr a Lucie</text:p>
            </text:list-item>
          </text:list>
        </text:list-item>
      </text:list>
      <text:p text:style-name="P41"/>
      <text:p text:style-name="P42">DĚJ:</text:p>
      <text:p text:style-name="P60"><text:span text:style-name="T43">Do</text:span> města Hammeln <text:span text:style-name="T43">přijíždí Krysař</text:span>, k<text:span text:style-name="T43">vůli</text:span> dlouhodob<text:span text:style-name="T43">ým</text:span> problém<text:span text:style-name="T49">ům</text:span> s krysami. <text:span text:style-name="T50">Má </text:span>zde za jejich vyhubení dostat velký objem peněz, 100 rýnských.</text:p>
      <text:p text:style-name="P61">Už při příjezdu do města se Krysař seznámí s Ágnes, do níž se zamiluje a která se st<text:span text:style-name="T43">ává</text:span> smyslem jeho života. <text:span text:style-name="T43">Jakmile</text:span> Krysař splní svůj úkol, <text:span text:style-name="T43">při kterém </text:span>hraním na svou flétnu vyžene <text:span text:style-name="T43">z města všechny </text:span>krysy, <text:span text:style-name="T43">očekává od radních slíbené peníze.</text:span> Během <text:span text:style-name="T43">tohoto </text:span>čekání se do něj zamiluje <text:span text:style-name="T43">i </text:span>Ágnes. <text:span text:style-name="T43">Jediným </text:span>problémem <text:span text:style-name="T43">stojícím v jejich lásce je ale</text:span> její zasnoubení s Dlouhým Kristiánem.</text:p>
      <text:p text:style-name="P62"><text:span text:style-name="T29">Když se r</text:span>adní rozhodnou, že Krysaři tolik peněz nedají <text:span text:style-name="T29">nastává hádka a po ní</text:span> Krysař v rozhořčení odchází z města. <text:span text:style-name="T29">Po návratu</text:span> zpět, <text:span text:style-name="T29">Krysař </text:span>zamíří <text:span text:style-name="T44">rovnou </text:span>do místní hospody, kde se seznámí s tajemným Faustem z Wittenberka, který pracuje pro ďábla. Ten mu prozradí, že jeho flétna se dá použít i na jiné věci než na vyhánění krys. Krysař se <text:span text:style-name="T51">touží</text:span> radním <text:span text:style-name="T51">i</text:span> městu pomstít, avšak kvůli lásce k Ágnes to neudělá.</text:p>
      <text:p text:style-name="P62">Ágnes <text:span text:style-name="T28">poté</text:span> zjistí, že je těhotná s Kristiánem, kterého nemiluje, propadá zoufalství a rozhodne se jít na kopec Koppel, o kterém se vypráví, že za jeho svahem čeká na všechny země sedmihradská, země bez trápení, zoufalství a problémů. </text:p>
      <text:p text:style-name="P62">Když se Krysař vrátí domů, najde zde <text:span text:style-name="T44">pouze</text:span> matku Ágnes. <text:span text:style-name="T44">Dozvídá </text:span>se, že jeho milovaná spáchala sebevraždu. <text:span text:style-name="T44">Tento čin v Krysaři</text:span> něco zlomí, <text:span text:style-name="T44">načež</text:span> vezme svou píšťalu a začne hrát. Všichni lidé <text:span text:style-name="T44">v tu chvíli</text:span> přestanou se svou prací a jdou za zvukem flétny, který je dovede až na horu Koppel a  <text:span text:style-name="T44">následně </text:span>do země sedmihradské. Jako poslední poté skočí <text:span text:style-name="T44">i sám </text:span> Krysař se svou píšťalou.</text:p>
      <text:p text:style-name="P62">Jediný, kdo tuto událost přežije je zpomalený rybář Sepp Jörgen, protože jemu vše dochází až o den později. Dalšího dne tedy opravdu uslyší líbezné tóny, které píšťala vyluzovala a jde za jejím hlasem k propasti. <text:span text:style-name="T45">Když</text:span> však jde podél domů, slyší dětský pláč, který přehluší i zvuk píšťaly. <text:span text:style-name="T47">Jakmile v</text:span>stoupí dovnitř <text:span text:style-name="T52">domu</text:span>, zjistí, že je zde dítě samo. <text:span text:style-name="T48">Bere</text:span> <text:span text:style-name="T45">ho tedy </text:span>do náruče a vydá<text:span text:style-name="T46">vá</text:span> se hledat ženu, která by ho nakoji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2.5.1$Windows_X86_64 LibreOffice_project/0312e1a284a7d50ca85a365c316c7abbf20a4d22</meta:generator>
    <dc:date>2019-04-02T19:17:31.855000000</dc:date>
    <meta:editing-duration>P1DT4H48M57S</meta:editing-duration>
    <meta:editing-cycles>110</meta:editing-cycles>
    <meta:document-statistic meta:table-count="0" meta:image-count="0" meta:object-count="0" meta:page-count="4" meta:paragraph-count="99" meta:word-count="1043" meta:character-count="6692" meta:non-whitespace-character-count="5748"/>
  </office:meta>
</office:document-meta>
</file>